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b57e0" officeooo:paragraph-rsid="000b57e0"/>
    </style:style>
    <style:style style:name="P3" style:family="paragraph" style:parent-style-name="Standard">
      <style:text-properties officeooo:paragraph-rsid="000b57e0"/>
    </style:style>
    <style:style style:name="P4" style:family="paragraph" style:parent-style-name="Title">
      <style:text-properties officeooo:rsid="000f4ca6" officeooo:paragraph-rsid="000f4ca6"/>
    </style:style>
    <style:style style:name="P5" style:family="paragraph" style:parent-style-name="Standard">
      <style:paragraph-properties fo:margin-left="0.4925in" fo:margin-right="0in" fo:text-indent="0in" style:auto-text-indent="false"/>
      <style:text-properties officeooo:rsid="000e2b9b" officeooo:paragraph-rsid="000e2b9b"/>
    </style:style>
    <style:style style:name="P6" style:family="paragraph" style:parent-style-name="Subtitle">
      <style:text-properties officeooo:rsid="000f4ca6" officeooo:paragraph-rsid="000f4ca6"/>
    </style:style>
    <style:style style:name="P7" style:family="paragraph" style:parent-style-name="Standard">
      <style:text-properties officeooo:rsid="000fc6d6" officeooo:paragraph-rsid="000fc6d6"/>
    </style:style>
    <style:style style:name="T1" style:family="text">
      <style:text-properties officeooo:rsid="000b57e0"/>
    </style:style>
    <style:style style:name="T2" style:family="text">
      <style:text-properties officeooo:rsid="000e2b9b"/>
    </style:style>
    <style:style style:name="T3" style:family="text">
      <style:text-properties officeooo:rsid="000fc6d6"/>
    </style:style>
    <style:style style:name="T4" style:family="text">
      <style:text-properties officeooo:rsid="001133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Extended MIPS Processor</text:p>
      <text:p text:style-name="P6">Marty Townley and Adam Ness</text:p>
      <text:p text:style-name="P6">ECE425</text:p>
      <text:p text:style-name="P6">Spring 2017</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Introduction</text:h>
      <text:p text:style-name="P7">Throughout the course of the semester, we having been working with the Harvey Mudd MIPS processor. For this project, we added additional functionality to this processor by altering specific parts of the given controller and datapath. Through this work we were ables to add XOR and NOR instruction ability, as well as several shift operations, namely SLL, SRL, and SRA.</text:p>
      <text:p text:style-name="P2"/>
      <text:h text:style-name="Heading_20_2" text:outline-level="2">System Description</text:h>
      <text:h text:style-name="Heading_20_3" text:outline-level="3">Features Added</text:h>
      <text:h text:style-name="Heading_20_4" text:outline-level="4">Extended ALU<text:span text:style-name="T1"><text:tab/></text:span></text:h>
      <text:p text:style-name="Text_20_body">In order to execute all bitwise operations in the MIPS instruction set, the original ALU had to be extended to handle XOR and NOR operations. This was done by removing several logic gates prior to the Full Adder, and replacing them with a 4-1 multiplexer. This expanded the number of ALU control signals to s<text:span text:style-name="T3">even</text:span>. These changes were made on a slice level, then using Magic “array” commands to form the eight ALU bitslices into the full ALU used within the MIPS datapath. The changes to the ALU control signals then required a rework of the ALU decoder, which was later included in the Control Unit (discussed in Section IV). </text:p>
      <text:h text:style-name="Heading_20_4" text:outline-level="4">Funnel Shifter</text:h>
      <text:p text:style-name="Text_20_body">Similar to the extension of the ALU, the existing datapath required additional hardware in order to handle shift operations. To facilitate this functionality, we added an Array Funnel Shifter <text:span text:style-name="T2">below</text:span> the <text:span text:style-name="T2">existing</text:span> datapath. <text:span text:style-name="T2">The shifter designed allows for three additional instructions to be performed, Shift Left Logical (SLL), Shift Right Logical (SRL), as well as Shift Right Arithmetic (SRA). This new hardware required additional alterations to the Extended ALU</text:span>, namely replacing the 3-1 “result” multiplexer, with a 4-1 multiplexer. This allowed the outputs of the shifter to be <text:span text:style-name="T2">propagated</text:span> through the remainder of the datapath as required. </text:p>
      <text:h text:style-name="Heading_20_3" text:outline-level="3">Operation of ALU</text:h>
      <text:p text:style-name="Text_20_body">Operation of the extended ALU was done in multiple stages. Simulation in IRSIM was done after the addition of the XOR and NOR commands, as well as after the replacement of the 3-1 multiplexer for the 4-1 multiplexer required by the Funnel Shifter. Functionality was again verified once the finished ALU was placed within the MIPS datapath.</text:p>
      <text:h text:style-name="Heading_20_3" text:outline-level="3">Operation of Funnel Shifter</text:h>
      <text:p text:style-name="Text_20_body">The Funnel Shifter was exhaustively simulated <text:span text:style-name="T4">using IRSIM.</text:span></text:p>
      <text:p text:style-name="Text_20_body"/>
      <text:p text:style-name="P5"/>
      <text:h text:style-name="Heading_20_3" text:outline-level="3"><text:soft-page-break/>Operation of Control Unit</text:h>
      <text:p text:style-name="P2"/>
      <text:h text:style-name="Heading_20_3" text:outline-level="3">Operation of Overall Chip</text:h>
      <text:p text:style-name="P2"/>
      <text:p text:style-name="P2"/>
      <text:h text:style-name="Heading_20_2" text:outline-level="2">Conclusion</text:h>
      <text:p text:style-name="P2"/>
      <text:p text:style-name="P2"/>
      <text:h text:style-name="Heading_20_2" text:outline-level="2">Simulation Plots</text:h>
      <text:p text:style-name="P2"/>
      <text:p text:style-name="P2"/>
      <text:h text:style-name="Heading_20_3" text:outline-level="3">Extended ALU</text:h>
      <text:h text:style-name="Heading_20_3" text:outline-level="3"/>
      <text:h text:style-name="Heading_20_3" text:outline-level="3">Funnel Shifter</text:h>
      <text:h text:style-name="Heading_20_3" text:outline-level="3"/>
      <text:h text:style-name="Heading_20_3" text:outline-level="3">Control Unit</text:h>
      <text:h text:style-name="Heading_20_3" text:outline-level="3"/>
      <text:h text:style-name="Heading_20_3" text:outline-level="3">Overall Chip</text:h>
      <text:p text:style-name="P3"/>
      <text:p text:style-name="P3"/>
      <text:h text:style-name="Heading_20_2" text:outline-level="2">Chip Floorplan</text:h>
      <text:p text:style-name="P3"/>
      <text:p text:style-name="P3"/>
      <text:h text:style-name="Heading_20_2" text:outline-level="2">Layout Plots</text:h>
      <text:p text:style-name="P3"/>
      <text:h text:style-name="Heading_20_3" text:outline-level="3"><text:soft-page-break/>Extended ALU</text:h>
      <text:h text:style-name="Heading_20_3" text:outline-level="3"/>
      <text:h text:style-name="Heading_20_3" text:outline-level="3">Funnel Shifter</text:h>
      <text:h text:style-name="Heading_20_3" text:outline-level="3"/>
      <text:h text:style-name="Heading_20_3" text:outline-level="3">Control Unit</text:h>
      <text:h text:style-name="Heading_20_3" text:outline-level="3"/>
      <text:h text:style-name="Heading_20_3" text:outline-level="3">Overall Chip</text:h>
      <text:h text:style-name="Heading_20_3" text:outline-level="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9:32:45.235140642</meta:creation-date>
    <dc:date>2017-05-08T15:05:21.258622601</dc:date>
    <meta:editing-duration>PT36M52S</meta:editing-duration>
    <meta:editing-cycles>3</meta:editing-cycles>
    <meta:generator>LibreOffice/5.1.6.2.0$Linux_X86_64 LibreOffice_project/10$Build-2</meta:generator>
    <meta:document-statistic meta:table-count="0" meta:image-count="0" meta:object-count="0" meta:page-count="4" meta:paragraph-count="31" meta:word-count="391" meta:character-count="2418" meta:non-whitespace-character-count="2055"/>
  </office:meta>
</office:document-meta>
</file>